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grippa, Cassus Caligula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Post Biblical lecture/</text:p>
      <text:p text:style-name="P2">27/</text:p>
      <text:p text:style-name="P2"/>
      <text:p text:style-name="P3">[Page 1]</text:p>
      <text:p text:style-name="P3">Brethren. <text:s/>In the general view which I/ have asked you to take of the annals of our/ ancestors during the existence of the second <text:span text:style-name="T1">Temple</text:span><text:span text:style-name="T3"> Sanctuary,/ your minds have mostly been directed to men/ and events in Palestine. <text:s/>To day you are requested to/ turn away your looks awhile from Jerusalem and notice/ the checkered life of a Jew in Rome. <text:s/>The Hebrew </text:span><text:span text:style-name="T1">lad</text:span><text:span text:style-name="T3">/ to whom I allude had lived there </text:span><text:span text:style-name="T1">long</text:span><text:span text:style-name="T3"> from his boyhood and was raised/ among the childrens[sic!] and relatives of the emperor Tibe-/-rius. <text:s/>Asmonean blood ran in his veins, but all/ that was left in him to recall his noble descent/ was a disposition to associate with the great, and/ </text:span><text:span text:style-name="T1">to</text:span><text:span text:style-name="T3"> give largely of his means to show a generous/ spirit. <text:s/>His father was Aristobulus, the son/ of the unhappy Marianne, and whom the unnatural/ Herod had executed on suspicion of treason. <text:s/>His mo-/-ther was Berenice daughter of the wicked Salome, the/ sister of Herod. <text:s/>The latter had called his grand child/ Agrippa, in honor of a relative and general of/ Augustus Caesar, who bore that name. <text:s/>Owing/ to political agitations in the capital of Judea,/</text:span></text:p>
      <text:p text:style-name="P6"/>
      <text:p text:style-name="P6">[Page 2]</text:p>
      <text:p text:style-name="P3"><text:span text:style-name="T3">Berenice had emigrated to Rome and/ taken there her young son Agrippa and her/ daughter Herodias. <text:s/>Their income derived from/ family bequests--was not sufficient to enable/ Agrippa to vie in splendor with patricians and/ princes. <text:s/>So long as his mother lived, he was/ somewhat checked in his </text:span><text:soft-page-break/><text:span text:style-name="T3">extravagance, but after her/ death he indulged in it beyond measure. <text:s/>His/ wife Cyprus, who was his first cousin, and whom he married early seems to have/ been an estimable person, and moderate in her/ wishes, but Agrippa could not be restrained by </text:span><text:span text:style-name="T1">good</text:span><text:span text:style-name="T3"> wise/ counsel. <text:s/>He spent both what belonged to him-/-self and what was the property of relatives and/ friends. <text:s/>His ambition to shine among the mag-/-nates of the land became uncontrollable, and he con-/-tracted debts, which he could not possibly discharge./ <text:s/></text:span><text:span text:style-name="T1">Hunted</text:span><text:span text:style-name="T3"> Harassed by creditors, and ashamed of his poverty,/ he stealthily left </text:span><text:span text:style-name="T1">Rome</text:span><text:span text:style-name="T3"> Italy and journeyed to Judea./ <text:s/>It will be remembered that his sister Herodias/ had gone there before, when she shamefully deserted/ her husband in Rome to marry Herod Antipas/ ruler of Galilee. <text:s/>At her request, Agrippa/</text:span></text:p>
      <text:p text:style-name="P6"/>
      <text:p text:style-name="P6">[Page 3]</text:p>
      <text:p text:style-name="P3"><text:span text:style-name="T3">received the nominal office of governor of Tiberias--the newly built city--,/ with a modest pay, but he was by nature too/ proud to remain there long and his brother in law was too mean. <text:s/>This one/ did not </text:span><text:span text:style-name="T1">let</text:span><text:span text:style-name="T3"> let an occasion pass </text:span><text:span text:style-name="T1">by</text:span><text:span text:style-name="T3">, when he/ could make Agrippa feel little, throwing into/ his teeth the </text:span><text:span text:style-name="T1">mo</text:span><text:span text:style-name="T3"> favors gained by relatives, and/ without which the high spirited Maccabee would be/ in a miserable </text:span><text:span text:style-name="T1">condition</text:span><text:span text:style-name="T3"> plight. <text:s/>To a man like Agrippa/ such reproaches were deep wounds. <text:s/>He could not/ endure them, and he soon </text:span><text:span text:style-name="T1">left</text:span><text:span text:style-name="T3"> departed from Galilee to go to/ Syria, where he hoped to find help in the Roman/ governor, with whom he had been on familiar terms/ at Rome. <text:s/>But even there political intrigues com-/-pelled him to wander further in search of means to/ keep life. <text:s/>Through a freed slave of his mother,/ he obtained a loan on usurious interest. <text:s/>With </text:span><text:span text:style-name="T1">it</text:span><text:span text:style-name="T3"> that money/ he had determined to return to Italy, but he had/ not travelled[sic!] far, when a previous creditor stopped/ him short and demanded his </text:span><text:span text:style-name="T1">money</text:span><text:span text:style-name="T3"> due. <text:s/>Agrippa/ promised it, but knowing that to pay up would be/ to remain penniless, escaped at night and reached/</text:span></text:p>
      <text:p text:style-name="P6"/>
      <text:p text:style-name="P6">[Page 4]</text:p>
      <text:p text:style-name="P3"><text:span text:style-name="T3">Rome, where he met with a hearty welcome/ </text:span><text:span text:style-name="T1">from</text:span><text:span text:style-name="T3"> at the hands of the emperor Tiberius. <text:s/>Scarcely had he the/ time to congratulate himself on that reception,/ when a letter arrived from the creditor who had/ </text:span><text:span text:style-name="T1">overtaken him</text:span><text:span text:style-name="T3"> been baffled in Syria, explaining to Tiberius/ the uggly[sic!] conduct of A</text:span><text:span text:style-name="T1">g</text:span><text:span text:style-name="T3">grippa. <text:s/>The emperor/ peremptorily ordered that the debt be discharged/ according to promise. <text:s/>Agrippa had again/ recourse to some of his mother's friends for a/ loan. <text:s/></text:span><text:span text:style-name="T1">and</text:span><text:span text:style-name="T3"> He would have thus continued to drag an existence, making/ debts to pay up debts, and </text:span><text:span text:style-name="T1">would</text:span><text:span text:style-name="T3"> have died </text:span><text:span text:style-name="T1">poor</text:span><text:span text:style-name="T3"> obscure/ and unhonored, but for his intimacy with Cassus/ Caligula, grand nephew of Tiberius. <text:s/>Yet, over/ this close friendship came very near </text:span><text:span text:style-name="T1">to</text:span><text:span text:style-name="T3"> sending him/ to the scaffold. <text:s/>One day the two were riding/ out and talking louder than discretion would suggest</text:span><text:span text:style-name="T1">ed</text:span><text:span text:style-name="T3">,/ Agrippa expressed the wish that Tiberius might/ soon die and </text:span><text:span text:style-name="T1">Cass</text:span><text:span text:style-name="T3"> Caligula mount up the throne./ <text:s/></text:span><text:span text:style-name="T1">by the driver was overheard</text:span><text:span text:style-name="T3"> <text:s/>The conversation was overheard by the driver, and the impru-/-dent Agrippa was cast into a prison and heavily/ laden with chains. <text:s/>For six months he lay/ there uncertain of the sentence which might be/</text:span></text:p>
      <text:p text:style-name="P6"/>
      <text:p text:style-name="P6">[Page 5]</text:p>
      <text:p text:style-name="P3"><text:span text:style-name="T3">passed </text:span><text:span text:style-name="T1">on</text:span><text:span text:style-name="T3"> upon him. <text:s/></text:span><text:span text:style-name="T1">One day morning</text:span><text:span text:style-name="T3"> Unexpectedly a freed slave/ who had been in the service of the Asmonean family/ called at the prison and cried in Hebrew "the lion/ is dead." <text:s/>Agrippa understood it and broke out/ in exclamations of joy at his forthcoming deliver-/-ance. <text:s/>The prison's keeper believing that Tiberius/ had really died, congratulated Agrippa and invited/ him to a rich dinner. <text:s/>But while eating, the news/ came that the emperor had only fainted. <text:s/></text:span><text:span text:style-name="T1">and</text:span><text:span text:style-name="T3"> He had revived and would be up again./ <text:s/>Terror stricken, the host and his guest imagined already/ that their doom</text:span><text:span text:style-name="T1">ed</text:span><text:span text:style-name="T3"> had been sealed. <text:s/>Consternation seized/ every body, for all Rome had </text:span><text:span text:style-name="T1">thought</text:span><text:span text:style-name="T3"> hoped that the tyrant/ had passed away, but what nature failed to do,/ foul play </text:span><text:span text:style-name="T1">did</text:span><text:span text:style-name="T3"> accomplished. <text:s/>Tiberius was </text:span><text:span text:style-name="T1">suffocated</text:span><text:span text:style-name="T3"> smothered under/ bolsters and pillows. <text:s/>Caligula having been pro-/-claimed emperor, exchanged </text:span><text:span text:style-name="T1">the</text:span><text:span text:style-name="T3"> Agrippa's iron chains </text:span><text:span text:style-name="T1">into</text:span><text:span text:style-name="T3"> for golden/ ones of the same weight, and </text:span><text:span text:style-name="T1">gave</text:span><text:span text:style-name="T3"> presented them to </text:span><text:span text:style-name="T1">Agrippa</text:span><text:span text:style-name="T3"> him./ <text:s/>As Phillip his </text:span><text:soft-page-break/><text:span text:style-name="T3">uncle, son of Herod I, who had ruled/ over a third part of Judea with wisdom and kindness,/ had died without children, Caligula </text:span><text:span text:style-name="T1">gave that</text:span><text:span text:style-name="T3"> bestowed the same pro-/-vince </text:span><text:span text:style-name="T1">to</text:span><text:span text:style-name="T3"> on Agrippa and added to it other principalities./</text:span></text:p>
      <text:p text:style-name="P6"/>
      <text:p text:style-name="P6">[Page 6]</text:p>
      <text:p text:style-name="P3"><text:span text:style-name="T3">Thus Agrippa actually stepped from a/ jail to a throne. <text:s/>But Herodias, wife of/ Herod Antipas felt jealous of her brother's good/ fortune. <text:s/>The worthy </text:span><text:span text:style-name="T1">daughter</text:span><text:span text:style-name="T3"> descendant of her grand-mother Salome,/ began to devise new schemes for her husband's further aggrandi-/-sing request to go to Rome, but finally was in-/-duced to accompany her and represent matters/ in a way which might prove useful to them-/-selves and hurtful to Agrippa. <text:s/></text:span><text:span text:style-name="T1">But</text:span><text:span text:style-name="T3"> It hap-/-ened precisely as predicted by the psalmist:/ "the wicked are ensnared in the work of their own/ hands." <text:s/>Agrippa </text:span><text:span text:style-name="T1">prevented</text:span><text:span text:style-name="T3"> anticipated the evil designs/ of his unkind relatives, and Caligula detecting a/ conspiracy, allowed him the country of which he/ </text:span><text:span text:style-name="T1">had</text:span><text:span text:style-name="T3"> dispossessed Antipas entirely. <text:s/>This prince was/ banished to Lyons in France </text:span><text:span text:style-name="T1">and her</text:span><text:span text:style-name="T3"> as his brother Archelaus had been transported to Vienne. <text:s/>It must be/ recorded to the credit of his wife Herodias, that/ although Caligula, gave her leave to choose her/ residence and enjoy some of the revenue of her for-/-mer dominions, she preferred to share her hus-/-band's exile and lowly condition./</text:span></text:p>
      <text:p text:style-name="P6"/>
      <text:p text:style-name="P6">[Page 7]</text:p>
      <text:p text:style-name="P3"><text:span text:style-name="T3"><text:tab/>But Cassus Caligula, who began his reign/ as a mild and upright ruler, soon turned to be/ </text:span><text:span text:style-name="T1">a</text:span><text:span text:style-name="T3"> fiercely brutal and impious. <text:s/>He had </text:span><text:span text:style-name="T1">sent</text:span><text:span text:style-name="T3"> issued/ orders that wherever Rome's supreme power was acknowledged, </text:span><text:span text:style-name="T1">su-</text:span><text:span text:style-name="T3">/</text:span><text:span text:style-name="T1">-preme in power,</text:span><text:span text:style-name="T3"> his likeness should be set up in/ temples and adored as a divinity. <text:s/>To any other/ people but the Jews, the demand was of no con-/-cern. <text:s/>One god more or less seemed perfectly/ immaterial. <text:s/>But to our fathers, the command/ occasioned anguish of spirit. <text:s/>The Greeks of Alex-/-andria were the first to insist on declaring Cali-/-gula a god and compelling all to worship him./ <text:s/>Their object was to stir up </text:span><text:span text:style-name="T1">hatred</text:span><text:span text:style-name="T3"> strife against the/ Hebrew race, and they succeeded but too well./ <text:s/>The hatred they bore our people was </text:span><text:span text:style-name="T1">deep</text:span><text:span text:style-name="T3"> inveterate and undisguised./ <text:s/>Already when Agrippa passed through Alexandria/ on his way to his dominions, they had offered him/ a gross insult, by dressing a beggar </text:span><text:span text:style-name="T1">as a king and</text:span><text:span text:style-name="T3"> in tatters of different kinds giving him a stick to hold, pretending he was a king,/ and calling after him </text:span><text:span text:style-name="T4">Mari</text:span><text:span text:style-name="T5">, which in Aramaic language/ means, "my lord", and now they accused </text:span><text:span text:style-name="T2">the Hebrews</text:span><text:span text:style-name="T5"> all Israelites/ of treason against Rome for refusing to pay divine/ honors to its head. <text:s/>Matters </text:span><text:span text:style-name="T2">took</text:span><text:span text:style-name="T5"> assumed a very serious/ </text:span><text:span text:style-name="T2">turn</text:span><text:span text:style-name="T5"> aspect, when synagogues were attacked and the attempt/</text:span></text:p>
      <text:p text:style-name="P7"/>
      <text:p text:style-name="P7">[Page 8]</text:p>
      <text:p text:style-name="P7">was made to forcibly place idols therein. <text:s/>Alexandria/ looked like a battle ground, our ancestors stoutly fought/ back their assailants, and scenes of carnage/ were perpetrated. <text:s/>At last a deputation was sent/ to Rome to seek redress and protection. <text:s/>The/ most famous among the Jews who undertook/ to plead for our people was Philo. <text:s/>His copious/ writings in the Greek language on religion and/ philosophy have given him a name which/ will never die. <text:s/><text:span text:style-name="T1">He</text:span> Philo Judge--or Philon or Jedidiah Alechsandri--has left an account of/ his mission and a description of the madman Ca-/-ligula, <text:span text:style-name="T1">running</text:span> as he ran from room to room, stopping a/ moment to rail at the Jews, because they sacri-/-ficed to a God they did not know, and denied homage/ to a god whom they could see, and then going/ off in a rage, and turning again to the embassy/ to ask why Jews did not eat pork. <text:s/><text:span text:style-name="T1">Philo</text:span> The illustrious Alex/-andrian Jew, was not successful in his mission, but he and/ his colleagues must have considered themselves for-/-tunate to be dismissed by the despot with only the/ following remarks: "these people are less wicked than/</text:p>
      <text:p text:style-name="P7"/>
      <text:p text:style-name="P7">[Page 9]</text:p>
      <text:p text:style-name="P7">they are unlucky and stupid in not believing/ in my divine nature." <text:s/>At Jerusalem/ the resistance to the emperor's will was so deter-/-mined that Petronius the governor of Judea dared not/ enforce it, lest <text:span text:style-name="T1">rivers</text:span> rivers of blood flow through/ the land. <text:s/>He agreed to write to Caligula and tell/ him the state of <text:soft-page-break/>feelings existing, though he was/ sure that his letter would cost him his life. <text:s/>but/ before that missive arrived, Agrippa had found/ the way to gain a point which no other man/ in the world could attain. <text:s/>Informed of/ what transpired in Asia and Africa among his/ coreligionists, and being <text:span text:style-name="T1">then</text:span> at the time in Rome, he invited/ Cassus Caligula to a supper. <text:s/>The food and the art/ with which it was served surpassed the most ex-/-travagant expectations. <text:s/>The would-be god/ drank freely, and <text:span text:style-name="T1">appeared</text:span> was put in so good a humor,/ that he pressed Agrippa to ask any favor, giving/ his royal assurance that, however great, it would still be granted./ <text:s/>Agrippa very adroitly answered that what he/ had already received, was <text:span text:style-name="T1">suffer</text:span> abundant proof of/ the goodwill of the Roman emperor towards his vassal./</text:p>
      <text:p text:style-name="P7"/>
      <text:p text:style-name="P7">[Page 10]</text:p>
      <text:p text:style-name="P7">He would ask nothing more for himself./ <text:s/>But Caligula still urging him on to try the/ extent of his friendship, Agrippa said: "I do not/ crave for riches; you have honored me enough with/ them, but I crave for a favor which will give/ you the name of an upright man, and me/ the <text:span text:style-name="T1">great honor</text:span> high distinction of knowing that I have never/ petitioned you in vain. <text:s/>Pray, let the statue/ which you wish to have placed in Jewish temples,/ be not set up there." <text:s/>Caligula was thunder-/struck. <text:s/>He never anticipated such a request,/ but he had pledged his word in the presence/ of all the Roman quests to grant any favor, and/ a retraction would have brought contempt and self/ humiliation. <text:s/>He wrote to Petronius that if his/ statue had already been set up, it should not/ be taken down, if otherwise it should not be/ forcibly placed in Jewish temples. <text:s/>But when/ the letter of Petronius came to hand, and showed/ the resolve of our people to fight to the bitter end/ rather than submit, Caligula grew furious and/</text:p>
      <text:p text:style-name="P7"/>
      <text:p text:style-name="P7">[Page 11]</text:p>
      <text:p text:style-name="P8">and<text:span text:style-name="T3"> wrote immediately back to the govern-/-or to choose of what death he wished to die./ <text:s/>Providentially the horrid message was detained;/ it did not reach its destination till after the/ news of the assassination of the tyrant had restored/ tranquility. <text:s/>Agrippa was still in Rome/ when the emperor was dispatched by conspirators./ <text:s/>Being an adept in politics,--a thorough diplomatist--he induced his friend/ </text:span>Clad<text:span text:style-name="T3"> Claudius, uncle of Caligula, whom the army/ saluted king to accept the crown and the Senate to agree to the selection. <text:s/>The reward/ he obtained for that service surpassed his most sanguine anticipa-/-tions. <text:s/>Claudius exalted him to the rank enjoyed/ by his grand father Herod I. <text:s/>Once again and/ for the last time, the land</text:span>s<text:span text:style-name="T3"> of Israel was recon-/-structed and placed under one head. <text:s/>Agrippa be-/came its sovereign. <text:s/>In another lecture, I shall/ speak of his short rule and of the manner in which/ it was exercise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3:14:55.60</meta:creation-date>
    <dc:date>2012-12-17T11:15:58.74</dc:date>
    <meta:editing-duration>PT45M52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5" meta:word-count="2268" meta:character-count="13692"/>
  </office:meta>
</office:document-meta>
</file>